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000000" draw:marker-start-width="0.2cm" draw:fill="none" draw:fill-color="#ffffff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cm" svg:stroke-color="#000000" draw:marker-start-width="0.2cm" draw:marker-end="Arrow" draw:marker-end-width="0.102cm" draw:fill="none" draw:fill-color="#ffffff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cm" svg:stroke-color="#000000" draw:marker-start-width="0.2cm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svg:stroke-width="0cm" svg:stroke-color="#000000" draw:marker-start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-width="0.2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-width="0.2cm" draw:fill="none" draw:fill-color="#ffffff" draw:textarea-horizontal-align="left" draw:auto-grow-height="true" draw:auto-grow-width="false" fo:min-height="0.512cm" fo:min-width="0cm"/>
    </style:style>
    <style:style style:name="gr9" style:family="graphic" style:parent-style-name="standard">
      <style:graphic-properties draw:stroke="none" svg:stroke-width="0cm" svg:stroke-color="#000000" draw:marker-start-width="0.2cm" draw:fill="none" draw:fill-color="#ffffff" draw:textarea-horizontal-align="left" draw:auto-grow-height="true" draw:auto-grow-width="false" fo:min-height="0.639cm" fo:min-width="0cm"/>
    </style:style>
    <style:style style:name="gr10" style:family="graphic" style:parent-style-name="standard">
      <style:graphic-properties draw:stroke="none" svg:stroke-width="0cm" svg:stroke-color="#000000" draw:marker-start-width="0.2cm" draw:fill="none" draw:fill-color="#ffffff" draw:textarea-horizontal-align="left" draw:auto-grow-height="true" draw:auto-grow-width="true" fo:min-height="0.475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10.371cm" svg:y="5.677cm">
          <text:p text:style-name="P1">Flex Count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371cm" svg:y1="8.852cm" svg:x2="10.498cm" svg:y2="8.979cm">
          <text:p/>
        </draw:line>
        <draw:line draw:style-name="gr2" draw:text-style-name="P1" draw:layer="layout" svg:x1="10.371cm" svg:y1="9.106cm" svg:x2="10.498cm" svg:y2="8.979cm">
          <text:p/>
        </draw:line>
        <draw:line draw:style-name="gr2" draw:text-style-name="P1" draw:layer="layout" svg:x1="9.609cm" svg:y1="8.979cm" svg:x2="10.371cm" svg:y2="8.979cm">
          <text:p/>
        </draw:line>
        <draw:line draw:style-name="gr3" draw:text-style-name="P1" draw:layer="layout" svg:x1="10.244cm" svg:y1="9.233cm" svg:x2="10.244cm" svg:y2="8.598cm">
          <text:p/>
        </draw:line>
        <draw:frame draw:style-name="gr4" draw:text-style-name="P2" draw:layer="layout" svg:width="1.018cm" svg:height="0.762cm" svg:x="8.618cm" svg:y="8.562cm">
          <draw:text-box>
            <text:p><text:span text:style-name="T1">clk</text:span></text:p>
          </draw:text-box>
        </draw:frame>
        <draw:custom-shape draw:style-name="gr5" draw:text-style-name="P1" draw:layer="layout" svg:width="0.254cm" svg:height="0.254cm" svg:x="10.625cm" svg:y="9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952cm" svg:y1="9.741cm" svg:x2="12.952cm" svg:y2="9.995cm">
          <text:p/>
        </draw:line>
        <draw:frame draw:style-name="gr4" draw:text-style-name="P2" draw:layer="layout" svg:width="1.446cm" svg:height="0.762cm" svg:x="10.648cm" svg:y="9.487cm">
          <draw:text-box>
            <text:p><text:span text:style-name="T1">n_rst</text:span></text:p>
          </draw:text-box>
        </draw:frame>
        <draw:frame draw:style-name="gr6" draw:text-style-name="P2" draw:layer="layout" svg:width="4.71cm" svg:height="0.725cm" svg:x="3.27cm" svg:y="6.117cm">
          <draw:text-box>
            <text:p><text:span text:style-name="T1">.clear(d_edge||!rcving)</text:span></text:p>
          </draw:text-box>
        </draw:frame>
        <draw:line draw:style-name="gr7" draw:text-style-name="P1" draw:layer="layout" svg:x1="14.192cm" svg:y1="7.463cm" svg:x2="16.797cm" svg:y2="7.463cm">
          <text:p/>
        </draw:line>
        <draw:frame draw:style-name="gr8" draw:text-style-name="P2" draw:layer="layout" svg:width="3.329cm" svg:height="0.762cm" svg:x="5.113cm" svg:y="7.654cm">
          <draw:text-box>
            <text:p><text:span text:style-name="T1">.rollover_val(8)</text:span></text:p>
          </draw:text-box>
        </draw:frame>
        <draw:frame draw:style-name="gr9" draw:text-style-name="P2" draw:layer="layout" svg:width="3.556cm" svg:height="0.889cm" svg:x="20.812cm" svg:y="6.461cm">
          <draw:text-box>
            <text:p><text:span text:style-name="T1">shift_enable</text:span></text:p>
          </draw:text-box>
        </draw:frame>
        <draw:custom-shape draw:style-name="gr1" draw:text-style-name="P3" draw:layer="layout" svg:width="3.023cm" svg:height="3.175cm" svg:x="16.784cm" svg:y="5.847cm">
          <text:p text:style-name="P1"><text:span text:style-name="T1">If(cnt_out == 3)</text:span></text:p>
          <text:p text:style-name="P1"><text:span text:style-name="T1">output 1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587cm" svg:height="0.725cm" svg:x="3.879cm" svg:y="6.911cm">
          <draw:text-box>
            <text:p><text:span text:style-name="T1">.count_enable(rcving)</text:span></text:p>
          </draw:text-box>
        </draw:frame>
        <draw:line draw:style-name="gr7" draw:text-style-name="P1" draw:layer="layout" svg:x1="8.239cm" svg:y1="7.292cm" svg:x2="10.398cm" svg:y2="7.292cm">
          <text:p/>
        </draw:line>
        <draw:line draw:style-name="gr7" draw:text-style-name="P1" draw:layer="layout" svg:x1="8.239cm" svg:y1="6.53cm" svg:x2="10.398cm" svg:y2="6.53cm">
          <text:p/>
        </draw:line>
        <draw:line draw:style-name="gr7" draw:text-style-name="P1" draw:layer="layout" svg:x1="19.78cm" svg:y1="7.463cm" svg:x2="21.304cm" svg:y2="7.463cm">
          <text:p/>
        </draw:line>
        <draw:line draw:style-name="gr7" draw:text-style-name="P1" draw:layer="layout" svg:x1="8.239cm" svg:y1="8.054cm" svg:x2="10.398cm" svg:y2="8.054cm">
          <text:p/>
        </draw:line>
        <draw:frame draw:style-name="gr6" draw:text-style-name="P2" draw:layer="layout" svg:width="1.899cm" svg:height="0.725cm" svg:x="14.446cm" svg:y="6.828cm">
          <draw:text-box>
            <text:p><text:span text:style-name="T1">cnt_out</text:span></text:p>
          </draw:text-box>
        </draw:frame>
        <draw:line draw:style-name="gr11" draw:text-style-name="P1" draw:layer="layout" svg:x1="20.304cm" svg:y1="7.477cm" svg:x2="20.304cm" svg:y2="10.779cm">
          <text:p/>
        </draw:line>
        <draw:line draw:style-name="gr11" draw:text-style-name="P1" draw:layer="layout" svg:x1="20.304cm" svg:y1="10.779cm" svg:x2="8.239cm" svg:y2="10.779cm">
          <text:p/>
        </draw:line>
        <draw:line draw:style-name="gr11" draw:text-style-name="P1" draw:layer="layout" svg:x1="8.28cm" svg:y1="10.779cm" svg:x2="8.28cm" svg:y2="12.557cm">
          <text:p/>
        </draw:line>
        <draw:custom-shape draw:style-name="gr1" draw:text-style-name="P1" draw:layer="layout" svg:width="3.81cm" svg:height="3.81cm" svg:x="10.412cm" svg:y="11.668cm">
          <text:p text:style-name="P1">Flex Count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12cm" svg:y1="14.843cm" svg:x2="10.539cm" svg:y2="14.97cm">
          <text:p/>
        </draw:line>
        <draw:line draw:style-name="gr2" draw:text-style-name="P1" draw:layer="layout" svg:x1="10.412cm" svg:y1="15.097cm" svg:x2="10.539cm" svg:y2="14.97cm">
          <text:p/>
        </draw:line>
        <draw:line draw:style-name="gr2" draw:text-style-name="P1" draw:layer="layout" svg:x1="9.65cm" svg:y1="14.97cm" svg:x2="10.412cm" svg:y2="14.97cm">
          <text:p/>
        </draw:line>
        <draw:line draw:style-name="gr3" draw:text-style-name="P1" draw:layer="layout" svg:x1="10.285cm" svg:y1="15.224cm" svg:x2="10.285cm" svg:y2="14.589cm">
          <text:p/>
        </draw:line>
        <draw:frame draw:style-name="gr4" draw:text-style-name="P2" draw:layer="layout" svg:width="1.018cm" svg:height="0.762cm" svg:x="8.659cm" svg:y="14.553cm">
          <draw:text-box>
            <text:p><text:span text:style-name="T1">clk</text:span></text:p>
          </draw:text-box>
        </draw:frame>
        <draw:custom-shape draw:style-name="gr5" draw:text-style-name="P1" draw:layer="layout" svg:width="0.254cm" svg:height="0.254cm" svg:x="10.666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793cm" svg:y1="15.732cm" svg:x2="10.793cm" svg:y2="15.986cm">
          <text:p/>
        </draw:line>
        <draw:frame draw:style-name="gr4" draw:text-style-name="P2" draw:layer="layout" svg:width="1.446cm" svg:height="0.762cm" svg:x="10.689cm" svg:y="15.478cm">
          <draw:text-box>
            <text:p><text:span text:style-name="T1">n_rst</text:span></text:p>
          </draw:text-box>
        </draw:frame>
        <draw:line draw:style-name="gr7" draw:text-style-name="P1" draw:layer="layout" svg:x1="8.28cm" svg:y1="13.283cm" svg:x2="10.439cm" svg:y2="13.283cm">
          <text:p/>
        </draw:line>
        <draw:line draw:style-name="gr7" draw:text-style-name="P1" draw:layer="layout" svg:x1="8.28cm" svg:y1="12.521cm" svg:x2="10.439cm" svg:y2="12.521cm">
          <text:p/>
        </draw:line>
        <draw:line draw:style-name="gr7" draw:text-style-name="P1" draw:layer="layout" svg:x1="8.28cm" svg:y1="14.045cm" svg:x2="10.439cm" svg:y2="14.045cm">
          <text:p/>
        </draw:line>
        <draw:frame draw:style-name="gr10" draw:text-style-name="P2" draw:layer="layout" svg:width="5.751cm" svg:height="0.725cm" svg:x="2.434cm" svg:y="11.832cm">
          <draw:text-box>
            <text:p><text:span text:style-name="T1">.count_enable(shift_enable)</text:span></text:p>
          </draw:text-box>
        </draw:frame>
        <draw:line draw:style-name="gr7" draw:text-style-name="P1" draw:layer="layout" svg:x1="14.27cm" svg:y1="12.975cm" svg:x2="16.875cm" svg:y2="12.975cm">
          <text:p/>
        </draw:line>
        <draw:frame draw:style-name="gr6" draw:text-style-name="P2" draw:layer="layout" svg:width="5.62cm" svg:height="0.725cm" svg:x="14.589cm" svg:y="12.176cm">
          <draw:text-box>
            <text:p><text:span text:style-name="T1">.rolloverflag(byte_received)</text:span></text:p>
          </draw:text-box>
        </draw:frame>
        <draw:frame draw:style-name="gr6" draw:text-style-name="P2" draw:layer="layout" svg:width="3.067cm" svg:height="0.725cm" svg:x="4.937cm" svg:y="12.811cm">
          <draw:text-box>
            <text:p><text:span text:style-name="T1">.clear(!rcving)</text:span></text:p>
          </draw:text-box>
        </draw:frame>
        <draw:frame draw:style-name="gr8" draw:text-style-name="P2" draw:layer="layout" svg:width="3.329cm" svg:height="0.762cm" svg:x="4.91cm" svg:y="13.7cm">
          <draw:text-box>
            <text:p><text:span text:style-name="T1">.rollover_val(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2-22T21:15:19.968365203</meta:creation-date>
    <dc:date>2016-02-29T20:15:14.693557812</dc:date>
    <dc:creator>Mentor Graphice</dc:creator>
    <meta:editing-duration>PT56S</meta:editing-duration>
    <meta:editing-cycles>6</meta:editing-cycles>
    <meta:generator>LibreOffice/4.2.8.2$Linux_X86_64 LibreOffice_project/420$Build-2</meta:generator>
    <meta:document-statistic meta:object-count="40"/>
  </office:meta>
</office:document-meta>
</file>